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'Bitstream Vera Sans', sans-serif"/>
    <style:font-face style:name="Mangal1" svg:font-family="Mangal"/>
    <style:font-face style:name="Verdana" svg:font-family="Verdana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9c34" officeooo:paragraph-rsid="00079c34"/>
    </style:style>
    <style:style style:name="P2" style:family="paragraph" style:parent-style-name="Preformatted_20_Text">
      <style:text-properties officeooo:rsid="00079c34" officeooo:paragraph-rsid="00079c34"/>
    </style:style>
    <style:style style:name="P3" style:family="paragraph" style:parent-style-name="Preformatted_20_Text">
      <style:text-properties officeooo:rsid="0008946f" officeooo:paragraph-rsid="0008946f"/>
    </style:style>
    <style:style style:name="P4" style:family="paragraph" style:parent-style-name="Preformatted_20_Text">
      <style:paragraph-properties fo:line-height="100%"/>
      <style:text-properties officeooo:rsid="0008946f" officeooo:paragraph-rsid="0008946f"/>
    </style:style>
    <style:style style:name="P5" style:family="paragraph" style:parent-style-name="Preformatted_20_Text">
      <style:paragraph-properties fo:line-height="100%"/>
      <style:text-properties fo:font-size="10pt" officeooo:rsid="0008946f" officeooo:paragraph-rsid="0008946f" style:font-size-asian="10pt" style:font-size-complex="10pt"/>
    </style:style>
    <style:style style:name="P6" style:family="paragraph" style:parent-style-name="Text_20_body">
      <style:paragraph-properties fo:line-height="100%"/>
      <style:text-properties fo:font-variant="normal" fo:text-transform="none" fo:color="#4c6185" style:font-name="Verdana" fo:font-size="10pt" fo:letter-spacing="normal" fo:font-style="normal" fo:font-weight="normal" officeooo:rsid="0008946f" officeooo:paragraph-rsid="0008946f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font-variant="normal" fo:text-transform="none" fo:color="#4c6185" style:font-name="Verdana" fo:font-size="10pt" fo:letter-spacing="normal" fo:font-style="normal" fo:font-weight="normal" style:font-size-asian="10pt" style:font-size-complex="10pt"/>
    </style:style>
    <style:style style:name="T1" style:family="text">
      <style:text-properties fo:color="#333333" style:font-name="Lucida Grande" fo:font-weight="bold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1">Titre du site : Projet Tutoré</text:p>
      <text:p text:style-name="P1">Identifiant : iut</text:p>
      <text:p text:style-name="P1">Mot de passe : iut45</text:p>
      <text:p text:style-name="P1"/>
      <text:p text:style-name="P3">Gmail : </text:p>
      <text:p text:style-name="P3">Identifiant mail : iut.info45@gmail.com</text:p>
      <text:p text:style-name="P3">Mot de passe : projetiut45</text:p>
      <text:p text:style-name="P3"/>
      <text:p text:style-name="P3">Hébergeur :</text:p>
      <text:p text:style-name="P6"><text:span text:style-name="T1">Identifiant :</text:span> iut45</text:p>
      <text:p text:style-name="P7"><text:span text:style-name="T1">Mot de passe :</text:span> NhxZmVfzpzGW</text:p>
      <text:p text:style-name="P5"/>
      <text:p text:style-name="P4">Identifiant mail : iut.info45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Verdana, Arial, 'Bitstream Vera Sans', sans-serif"/>
    <style:font-face style:name="Mangal1" svg:font-family="Mangal"/>
    <style:font-face style:name="Verdana" svg:font-family="Verdana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15:25:04.272000000</dc:date>
    <meta:generator>LibreOffice/4.1.5.3$Windows_x86 LibreOffice_project/1c1366bba2ba2b554cd2ca4d87c06da81c05d24</meta:generator>
    <meta:editing-duration>P0D</meta:editing-duration>
    <meta:editing-cycles>1</meta:editing-cycles>
    <meta:document-statistic meta:table-count="0" meta:image-count="0" meta:object-count="0" meta:page-count="1" meta:paragraph-count="10" meta:word-count="39" meta:character-count="235" meta:non-whitespace-character-count="205"/>
  </office:meta>
</office:document-meta>
</file>